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10000000030029F3309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shadow="visible" draw:shadow-color="#55308d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Predeterminado-title">
      <style:graphic-properties fo:min-height="2.629cm" loext:decorative="false"/>
      <style:paragraph-properties style:writing-mode="lr-tb"/>
    </style:style>
    <style:style style:name="pr2" style:family="presentation" style:parent-style-name="Predeterminado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Predeterminado-outline1">
      <style:graphic-properties fo:min-height="8.884cm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T1" style:family="text">
      <style:text-properties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2.629cm" svg:x="1.5cm" svg:y="12.371cm" presentation:class="title" presentation:user-transformed="true">
          <draw:text-box>
            <text:p text:style-name="P1"><text:span text:style-name="T1">Antón Torres Castelao</text:span><text:span text:style-name="T1"><text:line-break/></text:span><text:span text:style-name="T1">DAM 2025</text:span></text:p>
          </draw:text-box>
        </draw:frame>
        <draw:frame draw:style-name="gr1" draw:text-style-name="P2" draw:layer="layout" svg:width="27cm" svg:height="6cm" svg:x="0.5cm" svg:y="3cm">
          <draw:image xlink:href="Pictures/10000001000010000000030029F3309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1-14T21:40:41.602000000</meta:creation-date>
    <dc:date>2025-01-14T21:54:18.916000000</dc:date>
    <meta:editing-duration>PT13M36S</meta:editing-duration>
    <meta:editing-cycles>2</meta:editing-cycles>
    <meta:generator>LibreOffice/24.2.4.2$Windows_X86_64 LibreOffice_project/51a6219feb6075d9a4c46691dcfe0cd9c4fff3c2</meta:generator>
    <meta:document-statistic meta:object-count="41"/>
  </office:meta>
</office:document-meta>
</file>